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variables (</text:span><text:span text:style-name="T4">in C 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4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 </text:span><text:span text:style-name="T28"><text:line-break/></text:span><text:span text:style-name="T28">{ int a;</text:span><text:span text:style-name="T28"><text:line-break/></text:span><text:span text:style-name="T27">public</text:span><text:span text:style-name="T28">: </text:span><text:span text:style-name="T28"><text:line-break/></text:span><text:span text:style-name="T28">   </text:span><text:span text:style-name="T27">void</text:span><text:span text:style-name="T28"> foo() </text:span><text:span text:style-name="T27">const</text:span><text:span text:style-name="T28">; </text:span><text:span text:style-name="T28"><text:line-break/></text:span><text:span text:style-name="T28">   </text:span><text:span text:style-name="T27">void</text:span><text:span text:style-name="T28"> foo(); </text:span><text:span text:style-name="T28"><text:line-break/></text:span><text:span text:style-name="T28">}; </text:span><text:span text:style-name="T28"><text:line-break/></text:span><text:span text:style-name="T27">const int</text:span><text:span text:style-name="T28"> A::foo() </text:span><text:span text:style-name="T27">const</text:span><text:span text:style-name="T28">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const foo\n";</text:span></text:p>
            <text:p text:style-name="P9"><text:span text:style-name="T29"><text:s text:c="3"/></text:span><text:span text:style-name="T29">return a;</text:span><text:span text:style-name="T28"> </text:span><text:span text:style-name="T28"><text:line-break/></text:span><text:span text:style-name="T28">} </text:span><text:span text:style-name="T28"><text:line-break/></text:span><text:span text:style-name="T27">int&amp;</text:span><text:span text:style-name="T28"> A::foo()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foo\n"</text:span><text:span text:style-name="T28">;</text:span></text:p>
            <text:p text:style-name="P9"><text:span text:style-name="T28"><text:s text:c="3"/></text:span><text:span text:style-name="T28">return a; </text:span><text:span text:style-name="T28"><text:line-break/></text:span><text:span text:style-name="T28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5.186cm" svg:x="13.123cm" svg:y="3.598cm">
          <text:p text:style-name="P13"><text:span text:style-name="T30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0">const</text:span><text:span text:style-name="T26"> A ca; </text:span><text:span text:style-name="T26"><text:line-break/></text:span><text:span text:style-name="T26">   a.foo () = 5; </text:span><text:span text:style-name="T26"><text:line-break/></text:span><text:span text:style-name="T26">   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3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9.842cm" svg:height="4.612cm" svg:x="13.97cm" svg:y="13.794cm">
          <text:p text:style-name="P15"><text:span text:style-name="T31">// output</text:span></text:p>
          <text:p text:style-name="P16"><text:span text:style-name="T32">foo</text:span></text:p>
          <text:p text:style-name="P16"><text:span text:style-name="T32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18" draw:layer="layout" svg:width="23.706cm" svg:height="1.776cm" svg:x="0.847cm" svg:y="0.763cm" presentation:class="title" presentation:user-transformed="true">
          <draw:text-box>
            <text:p text:style-name="P6"><text:span text:style-name="T33">How can we have two 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4">– </text:span><text:span text:style-name="T34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35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36">Why do we need two "foo" functions?</text:span></text:p>
            <text:p text:style-name="P11"><text:span text:style-name="T37">See folder 3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9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Buffer { </text:span><text:span text:style-name="T28"><text:line-break/></text:span><text:span text:style-name="T28">   </text:span><text:span text:style-name="T27">size_t </text:span><text:span text:style-name="T28">_length; </text:span><text:span text:style-name="T28"><text:line-break/></text:span><text:span text:style-name="T28">   </text:span><text:span text:style-name="T27">int</text:span><text:span text:style-name="T28"> *_buf; </text:span></text:p>
            <text:p text:style-name="P9"><text:span text:style-name="T28"><text:line-break/></text:span><text:span text:style-name="T27">public</text:span><text:span text:style-name="T28">: </text:span><text:span text:style-name="T28"><text:line-break/></text:span><text:span text:style-name="T28">   Buffer (</text:span><text:span text:style-name="T27">size_t</text:span><text:span text:style-name="T28"> l): </text:span><text:span text:style-name="T28"><text:line-break/></text:span><text:span text:style-name="T28">   _length (l),</text:span></text:p>
            <text:p text:style-name="P9"><text:span text:style-name="T28"><text:s text:c="3"/></text:span><text:span text:style-name="T28">_buf (</text:span><text:span text:style-name="T27">new</text:span><text:span text:style-name="T28"> </text:span><text:span text:style-name="T27">int</text:span><text:span text:style-name="T28"> [l])  </text:span></text:p>
            <text:p text:style-name="P9"><text:span text:style-name="T28"><text:s text:c="8"/></text:span><text:span text:style-name="T28">{  } </text:span></text:p>
            <text:p text:style-name="P9"><text:span text:style-name="T28"><text:line-break/></text:span><text:span text:style-name="T28">   </text:span><text:span text:style-name="T27">const</text:span><text:span text:style-name="T28"> </text:span><text:span text:style-name="T27">int</text:span><text:span text:style-name="T28">&amp; get(</text:span><text:span text:style-name="T27">size_t</text:span><text:span text:style-name="T28"> i) </text:span><text:span text:style-name="T27">const</text:span><text:span text:style-name="T28"> { </text:span><text:span text:style-name="T28"><text:line-break/></text:span><text:span text:style-name="T28">      </text:span><text:span text:style-name="T27">return</text:span><text:span text:style-name="T28"> _buf[i]; </text:span><text:span text:style-name="T28"><text:line-break/></text:span><text:span text:style-name="T28">   } </text:span><text:span text:style-name="T28"><text:line-break/></text:span><text:span text:style-name="T28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30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38">5</text:span><text:span text:style-name="T26">); </text:span><text:span text:style-name="T26"><text:line-break/></text:span><text:span text:style-name="T26">   buf.get(</text:span><text:span text:style-name="T38">0</text:span><text:span text:style-name="T26">) = </text:span><text:span text:style-name="T38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3"><text:span text:style-name="T26"><text:s text:c="3"/></text:span><text:span text:style-name="T26">buf.get(</text:span><text:span text:style-name="T38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3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1" draw:layer="layout" svg:width="4.55cm" svg:height="3.174cm" svg:x="16.256cm" svg:y="14.986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3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2"><text:span text:style-name="T41">mutable </text:span><text:span text:style-name="T42">means that a variable can be changed by a const function (even if the object is const)</text:span></text:p>
              </text:list-item>
              <text:list-item>
                <text:p text:style-name="P22"><text:span text:style-name="T42">QUESTION: When would you use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X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4"><text:s text:c="2"/></text:span><text:span text:style-name="T44">X() : _fooAccessCount(0) {}</text:span></text:p>
            <text:p text:style-name="P11"><text:span text:style-name="T44"> </text:span></text:p>
            <text:p text:style-name="P11"><text:span text:style-name="T44">  </text:span><text:span text:style-name="T43">bool</text:span><text:span text:style-name="T44"> foo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++_fooAccessCount;</text:span></text:p>
            <text:p text:style-name="P11"><text:span text:style-name="T44"><text:s text:c="6"/></text:span><text:span text:style-name="T44">... </text:span><text:span text:style-name="T44"><text:line-break/></text:span><text:span text:style-name="T44">   } </text:span></text:p>
            <text:p text:style-name="P11"><text:span text:style-name="T44"><text:s text:c="3"/></text:span><text:span text:style-name="T43">unsigned int </text:span><text:span text:style-name="T44">fooAccessCount() { return _fooAccessCount; }</text:span><text:span text:style-name="T44"><text:line-break/></text:span><text:span text:style-name="T44"/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unsigned int </text:span><text:span text:style-name="T44">_fooAccessCount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Shape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3"><text:s text:c="2"/></text:span><text:span text:style-name="T43">void </text:span><text:span text:style-name="T44">set...(...) { _areaNeedUpdate= </text:span><text:span text:style-name="T43">true</text:span><text:span text:style-name="T44">; ... }</text:span><text:span text:style-name="T43"> </text:span><text:span text:style-name="T44">  </text:span></text:p>
            <text:p text:style-name="P11"><text:span text:style-name="T43"><text:s text:c="2"/></text:span><text:span text:style-name="T43">double</text:span><text:span text:style-name="T44"> area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if (_areaNeedUpdate) {</text:span></text:p>
            <text:p text:style-name="P11"><text:span text:style-name="T44"><text:s text:c="9"/></text:span><text:span text:style-name="T44">_area = ...</text:span></text:p>
            <text:p text:style-name="P11"><text:span text:style-name="T44"><text:s text:c="9"/></text:span><text:span text:style-name="T44">_areaNeedUpdate= </text:span><text:span text:style-name="T43">false</text:span><text:span text:style-name="T44">;</text:span></text:p>
            <text:p text:style-name="P11"><text:span text:style-name="T44"><text:s text:c="6"/></text:span><text:span text:style-name="T44">}</text:span></text:p>
            <text:p text:style-name="P11"><text:span text:style-name="T44"><text:s text:c="6"/></text:span><text:span text:style-name="T44">return _area; </text:span><text:span text:style-name="T44"><text:line-break/></text:span><text:span text:style-name="T44">   } </text:span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bool </text:span><text:span text:style-name="T44">_areaNeedUpdate= </text:span><text:span text:style-name="T43">true</text:span><text:span text:style-name="T44">;</text:span></text:p>
            <text:p text:style-name="P11"><text:span text:style-name="T44"><text:s text:c="3"/></text:span><text:span text:style-name="T43">mutable double </text:span><text:span text:style-name="T44">_area;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9">19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9">19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2</meta:editing-cycles>
    <meta:print-date>1999-11-04T13:06:28</meta:print-date>
    <meta:creation-date>1999-10-10T10:49:40</meta:creation-date>
    <dc:date>2019-03-19T17:53:44.876738260</dc:date>
    <meta:editing-duration>P27DT17H39M30S</meta:editing-duration>
    <meta:generator>LibreOffice/6.1.5.2$Linux_X86_64 LibreOffice_project/10$Build-2</meta:gener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